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rsid="0017b720" officeooo:paragraph-rsid="0017b72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rsid="0017b720" officeooo:paragraph-rsid="0023728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rsid="0017b720" officeooo:paragraph-rsid="0028696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rsid="0017b720" officeooo:paragraph-rsid="002fb55c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italic" fo:font-weight="bold" officeooo:rsid="0017b720" officeooo:paragraph-rsid="0017b720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italic" fo:font-weight="bold" officeooo:rsid="0017b720" officeooo:paragraph-rsid="0023728f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italic" fo:font-weight="bold" officeooo:rsid="0017b720" officeooo:paragraph-rsid="0028696e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italic" fo:font-weight="bold" officeooo:rsid="0017b720" officeooo:paragraph-rsid="002fb55c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weight="normal" officeooo:rsid="0017b720" officeooo:paragraph-rsid="0028696e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weight="normal" officeooo:rsid="0017b720" officeooo:paragraph-rsid="002fb55c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17b720" officeooo:paragraph-rsid="0017b720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17b720" officeooo:paragraph-rsid="0023728f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17b720" officeooo:paragraph-rsid="0028696e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17b720" officeooo:paragraph-rsid="002fb55c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17b720" officeooo:paragraph-rsid="0017b72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17b720" officeooo:paragraph-rsid="0023728f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17b720" officeooo:paragraph-rsid="0028696e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17b720" officeooo:paragraph-rsid="002fb55c" style:font-size-asian="14pt" style:font-size-complex="14pt"/>
    </style:style>
    <style:style style:name="P19" style:family="paragraph" style:parent-style-name="Standard">
      <style:text-properties style:font-name="Times New Roman" fo:font-size="14pt" fo:language="en" fo:country="US" officeooo:rsid="0017b720" officeooo:paragraph-rsid="0017b720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7b720" officeooo:paragraph-rsid="0017b720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7b720" officeooo:paragraph-rsid="0023728f" style:font-size-asian="14pt" style:font-size-complex="14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7b720" officeooo:paragraph-rsid="0028696e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7b720" officeooo:paragraph-rsid="002fb55c" style:font-size-asian="14pt" style:font-size-complex="14pt"/>
    </style:style>
    <style:style style:name="P24" style:family="paragraph" style:parent-style-name="Standard">
      <style:text-properties style:font-name="Times New Roman" fo:font-size="14pt" fo:language="en" fo:country="US" officeooo:rsid="0017b720" officeooo:paragraph-rsid="0023728f" style:font-size-asian="14pt" style:font-size-complex="14pt"/>
    </style:style>
    <style:style style:name="P25" style:family="paragraph" style:parent-style-name="Standard">
      <style:text-properties style:font-name="Times New Roman" fo:font-size="14pt" fo:language="en" fo:country="US" officeooo:rsid="0017b720" officeooo:paragraph-rsid="0028696e" style:font-size-asian="14pt" style:font-size-complex="14pt"/>
    </style:style>
    <style:style style:name="P26" style:family="paragraph" style:parent-style-name="Standard">
      <style:text-properties style:font-name="Times New Roman" fo:font-size="14pt" fo:language="en" fo:country="US" officeooo:rsid="0017b720" officeooo:paragraph-rsid="002fb55c" style:font-size-asian="14pt" style:font-size-complex="14pt"/>
    </style:style>
    <style:style style:name="P27" style:family="paragraph" style:parent-style-name="Heading_20_1">
      <style:paragraph-properties fo:margin-top="0cm" fo:margin-bottom="0cm" style:contextual-spacing="true" fo:text-align="center" style:justify-single-word="false"/>
      <style:text-properties fo:font-variant="normal" fo:text-transform="none" fo:color="#092e20" style:font-name="Trebuchet MS" fo:font-size="19.5pt" fo:letter-spacing="normal" fo:language="en" fo:country="US" fo:font-style="normal" fo:font-weight="normal" officeooo:rsid="0017b720" officeooo:paragraph-rsid="00204363" style:font-size-asian="18pt" style:font-style-asian="italic" style:font-weight-asian="bold" style:font-size-complex="18pt" style:font-style-complex="italic" style:font-weight-complex="bold"/>
    </style:style>
    <style:style style:name="P28" style:family="paragraph" style:parent-style-name="Heading_20_1">
      <style:paragraph-properties fo:margin-top="0cm" fo:margin-bottom="0cm" style:contextual-spacing="true" fo:text-align="center" style:justify-single-word="false"/>
      <style:text-properties fo:font-variant="normal" fo:text-transform="none" fo:color="#092e20" style:font-name="Trebuchet MS" fo:font-size="19.5pt" fo:letter-spacing="normal" fo:language="en" fo:country="US" fo:font-style="normal" fo:font-weight="normal" officeooo:rsid="0017b720" officeooo:paragraph-rsid="0023728f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Heading_20_1">
      <style:paragraph-properties fo:margin-top="0cm" fo:margin-bottom="0cm" style:contextual-spacing="true" fo:text-align="center" style:justify-single-word="false"/>
      <style:text-properties fo:font-variant="normal" fo:text-transform="none" fo:color="#092e20" style:font-name="Trebuchet MS" fo:font-size="19.5pt" fo:letter-spacing="normal" fo:language="en" fo:country="US" fo:font-style="normal" fo:font-weight="normal" officeooo:rsid="0017b720" officeooo:paragraph-rsid="002fb55c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true"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17b720" officeooo:paragraph-rsid="0023728f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ad4e3" officeooo:paragraph-rsid="001c757a" style:font-size-asian="14pt" style:font-size-complex="14pt"/>
    </style:style>
    <style:style style:name="P32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ad4e3" officeooo:paragraph-rsid="0023728f" style:font-size-asian="14pt" style:font-size-complex="14pt"/>
    </style:style>
    <style:style style:name="P33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ad4e3" officeooo:paragraph-rsid="0028696e" style:font-size-asian="14pt" style:font-size-complex="14pt"/>
    </style:style>
    <style:style style:name="P34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ad4e3" officeooo:paragraph-rsid="002fb55c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rsid="0026d673" officeooo:paragraph-rsid="0026d673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rsid="002fb55c" officeooo:paragraph-rsid="002fb55c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8pt" fo:letter-spacing="normal" fo:language="en" fo:country="US" fo:font-style="normal" fo:font-weight="normal" officeooo:rsid="002962b8" officeooo:paragraph-rsid="002962b8" style:font-size-asian="18pt" style:font-style-asian="italic" style:font-weight-asian="normal" style:font-size-complex="18pt" style:font-style-complex="italic" style:font-weight-complex="normal"/>
    </style:style>
    <style:style style:name="P38" style:family="paragraph" style:parent-style-name="Text_20_body">
      <style:paragraph-properties fo:margin-top="0cm" fo:margin-bottom="0cm" style:contextual-spacing="true"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1f2906" officeooo:paragraph-rsid="001f2906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9780a"/>
    </style:style>
    <style:style style:name="T2" style:family="text">
      <style:text-properties officeooo:rsid="001d57e1"/>
    </style:style>
    <style:style style:name="T3" style:family="text">
      <style:text-properties officeooo:rsid="001f2906"/>
    </style:style>
    <style:style style:name="T4" style:family="text">
      <style:text-properties fo:color="#000000" style:font-name="Times New Roman" fo:font-size="14pt" fo:font-weight="bold" style:font-size-asian="14pt" style:font-size-complex="14pt"/>
    </style:style>
    <style:style style:name="T5" style:family="text">
      <style:text-properties fo:color="#000000" style:font-name="Times New Roman" fo:font-size="14pt" fo:font-weight="bold" officeooo:rsid="001f2906" style:font-size-asian="14pt" style:font-size-complex="14pt"/>
    </style:style>
    <style:style style:name="T6" style:family="text">
      <style:text-properties fo:color="#000000" style:font-name="Times New Roman" fo:font-size="14pt" fo:font-weight="bold" officeooo:rsid="002962b8" style:font-size-asian="14pt" style:font-size-complex="14pt"/>
    </style:style>
    <style:style style:name="T7" style:family="text">
      <style:text-properties fo:color="#000000" style:text-line-through-style="none" style:font-name="Times New Roman" fo:font-size="14pt" style:text-underline-style="none" fo:font-weight="bold" style:text-blinking="false" style:font-size-asian="14pt" style:font-size-complex="14pt"/>
    </style:style>
    <style:style style:name="T8" style:family="text">
      <style:text-properties officeooo:rsid="002dbb1e"/>
    </style:style>
    <style:style style:name="T9" style:family="text">
      <style:text-properties officeooo:rsid="0030da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stry of Education and Science of Ukraine</text:p>
      <text:p text:style-name="P11"><text:span text:style-name="T1">Lviv Ivan </text:span>Franko National University</text:p>
      <text:p text:style-name="P11"/>
      <text:p text:style-name="P31">The Department of </text:p>
      <text:p text:style-name="P31">Foreign Languages </text:p>
      <text:p text:style-name="P31">for Scienc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Home Reading</text:p>
      <text:h text:style-name="P27" text:outline-level="1"><text:a xlink:type="simple" xlink:href="https://www.djangoproject.com/foundation/"><text:span text:style-name="T7">Django Software Foundation</text:span></text:a><text:span text:style-name="T4"> </text:span></text:h>
      <text:h text:style-name="P27" text:outline-level="1"><text:span text:style-name="T5">“</text:span><text:span text:style-name="T4">Django documentation” </text:span></text:h>
      <text:p text:style-name="P38"/>
      <text:p text:style-name="P5"/>
      <text:p text:style-name="P1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2">This work is done</text:span> by</text:p>
      <text:p text:style-name="P20">Student of FEI – 41</text:p>
      <text:p text:style-name="P20">Vira Lytvyn</text:p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Lviv – 2013</text:p>
      <text:p text:style-name="P2"><text:soft-page-break/>Ministry of Education and Science of Ukraine</text:p>
      <text:p text:style-name="P12"><text:span text:style-name="T1">Lviv Ivan </text:span>Franko National University</text:p>
      <text:p text:style-name="P12"/>
      <text:p text:style-name="P32">The Department of </text:p>
      <text:p text:style-name="P32">Foreign Languages </text:p>
      <text:p text:style-name="P32">for Science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>Annotation from the book </text:p>
      <text:h text:style-name="P28" text:outline-level="1"><text:a xlink:type="simple" xlink:href="https://www.djangoproject.com/foundation/"><text:span text:style-name="T7">Django Software Foundation</text:span></text:a><text:span text:style-name="T4"> </text:span></text:h>
      <text:h text:style-name="P28" text:outline-level="1"><text:span text:style-name="T5">“</text:span><text:span text:style-name="T4">Django documentation” </text:span></text:h>
      <text:p text:style-name="P30"><text:span text:style-name="T3">Page</text:span><text:span text:style-name="T8">s</text:span><text:span text:style-name="T3"> from 60 to 190</text:span></text:p>
      <text:p text:style-name="P6"/>
      <text:p text:style-name="P1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pan text:style-name="T2">This work is done</text:span> by</text:p>
      <text:p text:style-name="P21">Student of FEI – 41</text:p>
      <text:p text:style-name="P21">Vira Lytvyn</text:p>
      <text:p text:style-name="P21"/>
      <text:p text:style-name="P21"/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Lviv – 2013</text:p>
      <text:p text:style-name="P3"><text:soft-page-break/>Ministry of Education and Science of Ukraine</text:p>
      <text:p text:style-name="P13"><text:span text:style-name="T1">Lviv Ivan </text:span>Franko National University</text:p>
      <text:p text:style-name="P13"/>
      <text:p text:style-name="P33">The Department of </text:p>
      <text:p text:style-name="P33">Foreign Languages </text:p>
      <text:p text:style-name="P33">for Science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/>
      <text:p text:style-name="P37">Vocabulary</text:p>
      <text:p text:style-name="P7"/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><text:span text:style-name="T2">This work is done</text:span> by</text:p>
      <text:p text:style-name="P22">Student of FEI – 41</text:p>
      <text:p text:style-name="P22">Vira Lytvyn</text:p>
      <text:p text:style-name="P22"/>
      <text:p text:style-name="P22"/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7">Lviv – 2013</text:p>
      <text:p text:style-name="P4"><text:soft-page-break/>Ministry of Education and Science of Ukraine</text:p>
      <text:p text:style-name="P14"><text:span text:style-name="T1">Lviv Ivan </text:span>Franko National University</text:p>
      <text:p text:style-name="P14"/>
      <text:p text:style-name="P34">The Department of </text:p>
      <text:p text:style-name="P34">Foreign Languages </text:p>
      <text:p text:style-name="P34">for Scienc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36">Professional Literature </text:p>
      <text:h text:style-name="P29" text:outline-level="1"><text:a xlink:type="simple" xlink:href="https://www.djangoproject.com/foundation/"><text:span text:style-name="T7">Django Software Foundation</text:span></text:a><text:span text:style-name="T4"> </text:span></text:h>
      <text:h text:style-name="P29" text:outline-level="1"><text:span text:style-name="T5">“</text:span><text:span text:style-name="T6">Django documentation” </text:span></text:h>
      <text:p text:style-name="P8"/>
      <text:p text:style-name="P1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<text:span text:style-name="T2">This work is done</text:span> by</text:p>
      <text:p text:style-name="P23">Student of FEI – 41</text:p>
      <text:p text:style-name="P23">Vira Lytvyn</text:p>
      <text:p text:style-name="P23"/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>Lviv -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67cm" fo:margin-bottom="1.311cm" fo:margin-left="2.672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23:06:24.97</meta:creation-date>
    <dc:date>2013-12-10T22:43:01.18</dc:date>
    <meta:editing-duration>PT41M53S</meta:editing-duration>
    <meta:editing-cycles>19</meta:editing-cycles>
    <meta:generator>LibreOffice/4.0.4.2$Windows_x86 LibreOffice_project/9e9821abd0ffdbc09cd8c52eaa574fa09eb08f2</meta:generator>
    <meta:document-statistic meta:table-count="0" meta:image-count="0" meta:object-count="0" meta:page-count="4" meta:paragraph-count="47" meta:word-count="158" meta:character-count="997" meta:non-whitespace-character-count="863"/>
  </office:meta>
</office:document-meta>
</file>